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067cm" fo:min-width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826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919cm" fo:min-width="2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993cm" fo:min-width="2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139cm" fo:min-width="1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106cm" fo:min-width="2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312cm" fo:min-width="3.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219cm" fo:min-width="2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0" draw:text-style-name="P3" svg:width="3.758cm" svg:height="1.721cm" svg:x="5.087cm" svg:y="1.15cm"><text:p text:style-name="P3"><text:s text:c="8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9" draw:text-style-name="P3" svg:width="4.313cm" svg:height="1.853cm" svg:x="4.981cm" svg:y="4.034cm"><text:p text:style-name="P3">Take a input Us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8" draw:text-style-name="P3" svg:width="3.176cm" svg:height="1.562cm" svg:x="5.696cm" svg:y="6.971cm"><text:p text:style-name="P3">Call a func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7" draw:text-style-name="P4" svg:width="2.754cm" svg:height="2.278cm" svg:x="6.066cm" svg:y="9.828cm"><text:p text:style-name="P4"><text:span text:style-name="T1">If n&gt;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5" draw:style-name="gr6" draw:text-style-name="P3" svg:width="3.387cm" svg:height="1.403cm" svg:x="6.225cm" svg:y="14.009cm"><text:p text:style-name="P3">s=n*sum(n-1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5" draw:text-style-name="P3" svg:width="3.705cm" svg:height="1.297cm" svg:x="5.801cm" svg:y="17.422cm"><text:p text:style-name="P3"><text:s text:c="4"/>print(s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4" draw:text-style-name="P3" svg:width="3.678cm" svg:height="1.165cm" svg:x="6.087cm" svg:y="20.465cm"><text:p text:style-name="P3"><text:s text:c="5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3" draw:text-style-name="P3" svg:width="3.255cm" svg:height="1.509cm" svg:x="13.686cm" svg:y="14.379cm"><text:p text:style-name="P3"><text:s text:c="6"/>s=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9" draw:style-name="gr1" draw:text-style-name="P1" svg:x1="6.992cm" svg:y1="2.87cm" svg:x2="6.966cm" svg:y2="4.034cm"><text:p/></draw:line><draw:line text:anchor-type="paragraph" draw:z-index="9" draw:name="Shape10" draw:style-name="gr1" draw:text-style-name="P1" svg:x1="7.098cm" svg:y1="5.886cm" svg:x2="7.098cm" svg:y2="6.971cm"><text:p/></draw:line><draw:line text:anchor-type="paragraph" draw:z-index="10" draw:name="Shape11" draw:style-name="gr1" draw:text-style-name="P1" svg:x1="7.389cm" svg:y1="8.532cm" svg:x2="7.468cm" svg:y2="9.828cm"><text:p/></draw:line><draw:line text:anchor-type="paragraph" draw:z-index="11" draw:name="Shape12" draw:style-name="gr2" draw:text-style-name="P2" svg:x1="7.495cm" svg:y1="12.106cm" svg:x2="7.601cm" svg:y2="14.009cm"><text:p text:style-name="P1">yes</text:p></draw:line><draw:line text:anchor-type="paragraph" draw:z-index="12" draw:name="Shape13" draw:style-name="gr1" draw:text-style-name="P1" svg:x1="7.76cm" svg:y1="15.411cm" svg:x2="7.601cm" svg:y2="17.422cm"><text:p/></draw:line><draw:line text:anchor-type="paragraph" draw:z-index="13" draw:name="Shape14" draw:style-name="gr1" draw:text-style-name="P1" svg:x1="7.918cm" svg:y1="18.718cm" svg:x2="7.892cm" svg:y2="20.464cm"><text:p/></draw:line><draw:line text:anchor-type="paragraph" draw:z-index="14" draw:name="Shape15" draw:style-name="gr2" draw:text-style-name="P2" svg:x1="8.819cm" svg:y1="10.992cm" svg:x2="13.077cm" svg:y2="10.913cm"><text:p text:style-name="P1">No</text:p></draw:line><draw:line text:anchor-type="paragraph" draw:z-index="15" draw:name="Shape16" draw:style-name="gr1" draw:text-style-name="P1" svg:x1="13.077cm" svg:y1="10.993cm" svg:x2="14.321cm" svg:y2="14.591cm"><text:p/></draw:line><draw:line text:anchor-type="paragraph" draw:z-index="16" draw:name="Shape17" draw:style-name="gr1" draw:text-style-name="P1" svg:x1="15.829cm" svg:y1="15.887cm" svg:x2="9.765cm" svg:y2="20.888cm"><text:p/></draw:line>Liberation Seri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9:41:28.553500787</meta:creation-date>
    <dc:date>2021-03-07T19:51:48.008881764</dc:date>
    <meta:editing-duration>PT10M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